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maxcdn.bootstrapcdn.com/bootstrap/3.4.1/css/bootstrap.min.css"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ajax.googleapis.com/ajax/libs/jquery/3.4.1/jquery.min.js"</text:span>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maxcdn.bootstrapcdn.com/bootstrap/3.4.1/js/bootstrap.min.js"</text:span><text:span text:style-name="T1">&gt;&lt;/</text:span><text:span text:style-name="T2">script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7:09:04.309418525</meta:creation-date>
    <dc:date>2020-03-06T21:39:13.128513229</dc:date>
    <meta:editing-duration>PT11H25M28S</meta:editing-duration>
    <meta:editing-cycles>1</meta:editing-cycles>
    <meta:document-statistic meta:table-count="0" meta:image-count="0" meta:object-count="0" meta:page-count="1" meta:paragraph-count="3" meta:word-count="7" meta:character-count="279" meta:non-whitespace-character-count="275"/>
    <meta:generator>LibreOffice/6.0.7.3$Linux_X86_64 LibreOffice_project/00m0$Build-3</meta:generator>
  </office:meta>
</office:document-meta>
</file>